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0bbf7" officeooo:paragraph-rsid="0000bbf7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37b36" officeooo:paragraph-rsid="00037b36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0bbf7" officeooo:paragraph-rsid="0000bbf7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37b36" officeooo:paragraph-rsid="00037b36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44162" officeooo:paragraph-rsid="00044162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44162" officeooo:paragraph-rsid="00076e88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873de" officeooo:paragraph-rsid="000873de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76e88" officeooo:paragraph-rsid="00076e88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aa5e0" officeooo:paragraph-rsid="000aa5e0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aa5e0" officeooo:paragraph-rsid="000aa5e0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0bbf7" officeooo:paragraph-rsid="0000bbf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4162" style:font-weight-asian="bold" style:font-weight-complex="bold"/>
    </style:style>
    <style:style style:name="T3" style:family="text">
      <style:text-properties officeooo:rsid="00026c4c"/>
    </style:style>
    <style:style style:name="T4" style:family="text">
      <style:text-properties officeooo:rsid="00044162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officeooo:rsid="00063f18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UBUNTU PASSWORD: manu</text:p>
      <text:p text:style-name="P1"/>
      <text:p text:style-name="P1">SERVICES INSTALLED</text:p>
      <text:p text:style-name="P3">GETH</text:p>
      <text:p text:style-name="P3">NodeJS</text:p>
      <text:p text:style-name="P3">Truffle</text:p>
      <text:p text:style-name="P5">Metamask <text:span text:style-name="T5">(PASSWORD: 12345678)</text:span></text:p>
      <text:p text:style-name="P5">npm</text:p>
      <text:p text:style-name="P5"/>
      <text:p text:style-name="P2">COMMANDS</text:p>
      <text:p text:style-name="P4">1. Puppeth – to create genesis file</text:p>
      <text:p text:style-name="P4">2. geth --datadir . init chain.json – to create the genesis block</text:p>
      <text:p text:style-name="P4">3. geth --datadir <text:s/>. account new – to create accounts</text:p>
      <text:p text:style-name="P4">4. <text:span text:style-name="T4">t</text:span>ruffle migrate – to deploy the contracts on the blockchain</text:p>
      <text:p text:style-name="P4">5. <text:span text:style-name="T4">t</text:span>ruffle migrate --reset <text:s/>- to redeploy contracts on the blockchain.</text:p>
      <text:p text:style-name="P7">6. npm run dev – to run the DAPP.</text:p>
      <text:p text:style-name="P3"/>
      <text:p text:style-name="P1">STEPS</text:p>
      <text:p text:style-name="P1"/>
      <text:p text:style-name="P3">1. A private blockchain has been created. With its genesis block located in the <text:span text:style-name="T1">BLOCKCHAIN</text:span> folder located on the desktop. </text:p>
      <text:p text:style-name="P3">2. Open a terminal from with the <text:span text:style-name="T1">chain </text:span>folder located inside the <text:span text:style-name="T1">BLOCKCHAIN</text:span> folder. Genesis block is created in the chain.json file.</text:p>
      <text:p text:style-name="P3">3. To run the blockchain instance, <text:span text:style-name="T3">run the script file (startnode.sh) which specifies the various parameter of the blockchain, by </text:span>enter<text:span text:style-name="T3">ing</text:span> the command ./<text:span text:style-name="T3">startnode.sh.</text:span></text:p>
      <text:p text:style-name="P4">4. This starts the mining process.</text:p>
      <text:p text:style-name="P4">5. Now open a terminal from within the <text:span text:style-name="T1">SupplyChain </text:span>folder located inside the <text:span text:style-name="T1">SupplyChainDapp</text:span> folder which is located on the Desktop.</text:p>
      <text:p text:style-name="P4">6. The smart contract is located inside the contracts folder.</text:p>
      <text:p text:style-name="P4">7. <text:s/><text:span text:style-name="T4">Enter the command </text:span><text:span text:style-name="T2">npm run dev</text:span><text:span text:style-name="T4"> to run the created DAPP.</text:span></text:p>
      <text:p text:style-name="P6">8. <text:span text:style-name="T6">This opens the web browser. Open the metamask by clicking the fox icon on the top right op the browser. (Password: 12345678). Various accounts can be selected by clicking the circle icon and selecting from the scroll menu. (Account 9 – Factory, Account 8 – Distributor, Account 7 – Wholesaler, Account 6 – Retailer).</text:span></text:p>
      <text:p text:style-name="P8">9. Selecting various account will give access to the various profiles. You can access the various profiles by clicking on the rectangular role options on the DAPP webpage.</text:p>
      <text:p text:style-name="P8">10. <text:s/>The pages have tables showing the inventories of all members and the demand from the downstream members with options to send order to upstream member.</text:p>
      <text:p text:style-name="P8"/>
      <text:p text:style-name="P8"/>
      <text:p text:style-name="P10">RESOURCE VIDEOS</text:p>
      <text:p text:style-name="P10"><text:a xlink:type="simple" xlink:href="https://www.youtube.com/watch?v=o90L6ksNW6g" text:style-name="Internet_20_link" text:visited-style-name="Visited_20_Internet_20_Link"><text:span text:style-name="T8">https://www.youtube.com/watch?v=o90L6ksNW6g</text:span></text:a></text:p>
      <text:p text:style-name="P10"><text:a xlink:type="simple" xlink:href="https://www.youtube.com/watch?v=A5V2jdLi5mI" text:style-name="Internet_20_link" text:visited-style-name="Visited_20_Internet_20_Link"><text:span text:style-name="T8">https://www.youtube.com/watch?v=A5V2jdLi5mI</text:span></text:a></text:p>
      <text:p text:style-name="P9">https://www.youtube.com/watch?v=3681ZYbDSSk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7:26:00.110953418</meta:creation-date>
    <dc:date>2019-12-16T18:15:31.971931231</dc:date>
    <meta:editing-duration>PT37M50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297" meta:character-count="1913" meta:non-whitespace-character-count="1634"/>
  </office:meta>
</office:document-meta>
</file>